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imeline" style:family="table">
      <style:table-properties style:width="16.51cm" fo:margin-top="0cm" fo:margin-bottom="0cm" table:align="margins" style:may-break-between-rows="true" style:writing-mode="lr-tb" table:border-model="collapsing"/>
    </style:style>
    <style:style style:name="Timeline.A" style:family="table-column">
      <style:table-column-properties style:column-width="12.513cm" style:rel-column-width="49669*"/>
    </style:style>
    <style:style style:name="Timeline.B" style:family="table-column">
      <style:table-column-properties style:column-width="3.997cm" style:rel-column-width="15866*"/>
    </style:style>
    <style:style style:name="Timeline.1" style:family="table-row">
      <style:table-row-properties style:min-row-height="0.684cm"/>
    </style:style>
    <style:style style:name="Timeline.A1" style:family="table-cell">
      <style:table-cell-properties style:vertical-align="middle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B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2" style:family="table-row">
      <style:table-row-properties fo:keep-together="auto"/>
    </style:style>
    <style:style style:name="Timeline.B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meline.3" style:family="table-row">
      <style:table-row-properties fo:keep-together="auto"/>
    </style:style>
    <style:style style:name="Timeline.A3" style:family="table-cell">
      <style:table-cell-properties style:vertical-align="middle" fo:background-color="transparent" fo:padding="0.097cm" fo:border-left="none" fo:border-right="none" fo:border-top="1pt dotted #000000" fo:border-bottom="1pt dotted #000000" style:writing-mode="page">
        <style:background-image/>
      </style:table-cell-properties>
    </style:style>
    <style:style style:name="Timeline.4" style:family="table-row">
      <style:table-row-properties fo:keep-together="auto"/>
    </style:style>
    <style:style style:name="Timeline.A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5" style:family="table-row">
      <style:table-row-properties fo:keep-together="auto"/>
    </style:style>
    <style:style style:name="Timeline.6" style:family="table-row">
      <style:table-row-properties fo:keep-together="auto"/>
    </style:style>
    <style:style style:name="Timeline.7" style:family="table-row">
      <style:table-row-properties fo:keep-together="auto"/>
    </style:style>
    <style:style style:name="Timeline.8" style:family="table-row">
      <style:table-row-properties fo:keep-together="auto"/>
    </style:style>
    <style:style style:name="Timeline.A8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9" style:family="table-row">
      <style:table-row-properties fo:keep-together="auto"/>
    </style:style>
    <style:style style:name="Timeline.A9" style:family="table-cell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10" style:family="table-row">
      <style:table-row-properties fo:keep-together="auto"/>
    </style:style>
    <style:style style:name="Timeline.11" style:family="table-row">
      <style:table-row-properties style:min-row-height="0.746cm" fo:keep-together="auto"/>
    </style:style>
    <style:style style:name="Timeline.A16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18" style:family="table-row">
      <style:table-row-properties style:min-row-height="0.746cm"/>
    </style:style>
    <style:style style:name="Timeline.A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ableau1" style:family="table">
      <style:table-properties style:width="16.51cm" table:align="margins" style:may-break-between-rows="true" style:writing-mode="lr-tb" table:border-model="collapsing"/>
    </style:style>
    <style:style style:name="Tableau1.A" style:family="table-column">
      <style:table-column-properties style:column-width="8.255cm" style:rel-column-width="32767*"/>
    </style:style>
    <style:style style:name="Tableau1.B" style:family="table-column">
      <style:table-column-properties style:column-width="8.255cm" style:rel-column-width="32768*"/>
    </style:style>
    <style:style style:name="Tableau1.A1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ff5429" fo:language="en" fo:country="IE"/>
    </style:style>
    <style:style style:name="P2" style:family="paragraph" style:parent-style-name="Standard">
      <style:text-properties fo:color="#ff5429" fo:language="en" fo:country="IE" officeooo:paragraph-rsid="00184098"/>
    </style:style>
    <style:style style:name="P3" style:family="paragraph" style:parent-style-name="Standard">
      <style:text-properties fo:color="#000000" fo:font-size="15pt" fo:language="en" fo:country="IE" officeooo:rsid="00243ac7" officeooo:paragraph-rsid="00243ac7" style:font-size-asian="13.1000003814697pt" style:font-size-complex="15pt"/>
    </style:style>
    <style:style style:name="P4" style:family="paragraph" style:parent-style-name="Standard">
      <style:text-properties fo:color="#000000" fo:font-size="15pt" fo:language="en" fo:country="IE" officeooo:rsid="003eea1e" officeooo:paragraph-rsid="003eea1e" style:font-size-asian="13.1000003814697pt" style:font-size-complex="15pt"/>
    </style:style>
    <style:style style:name="P5" style:family="paragraph" style:parent-style-name="Standard">
      <style:text-properties fo:color="#000000" fo:font-size="13pt" fo:language="en" fo:country="IE" officeooo:rsid="003057fd" officeooo:paragraph-rsid="003057fd" style:font-size-asian="11.3500003814697pt" style:font-size-complex="13pt"/>
    </style:style>
    <style:style style:name="P6" style:family="paragraph" style:parent-style-name="Standard">
      <style:text-properties fo:color="#000000" fo:font-size="13pt" fo:language="en" fo:country="IE" officeooo:rsid="003eea1e" officeooo:paragraph-rsid="003eea1e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000000" fo:font-size="13pt" fo:language="en" fo:country="IE" officeooo:rsid="003eea1e" officeooo:paragraph-rsid="003eea1e" style:font-size-asian="11.3500003814697pt" style:font-size-complex="13pt"/>
    </style:style>
    <style:style style:name="P8" style:family="paragraph" style:parent-style-name="Standard">
      <style:text-properties fo:color="#000000" fo:font-size="13pt" fo:language="en" fo:country="IE" officeooo:rsid="00243ac7" officeooo:paragraph-rsid="00243ac7" style:font-size-asian="13pt" style:font-size-complex="13pt"/>
    </style:style>
    <style:style style:name="P9" style:family="paragraph" style:parent-style-name="Standard">
      <style:text-properties fo:color="#000000" fo:font-size="13pt" fo:language="en" fo:country="IE" officeooo:rsid="00194091" officeooo:paragraph-rsid="00194091" style:font-size-asian="13pt" style:font-size-complex="13pt"/>
    </style:style>
    <style:style style:name="P10" style:family="paragraph" style:parent-style-name="Standard">
      <style:text-properties fo:color="#000000" fo:font-size="13pt" fo:language="en" fo:country="IE" officeooo:rsid="0019809b" officeooo:paragraph-rsid="0019809b" style:font-size-asian="13pt" style:font-size-complex="13pt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43f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62a3b" officeooo:paragraph-rsid="00662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65dfe5" officeooo:paragraph-rsid="0065df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officeooo:paragraph-rsid="003eea1e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fo:color="#000000" fo:font-size="15pt" fo:language="en" fo:country="IE" officeooo:rsid="00194091" officeooo:paragraph-rsid="00194091" style:font-size-asian="13.1000003814697pt" style:font-size-complex="15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5pt" fo:language="en" fo:country="IE" officeooo:rsid="003057fd" officeooo:paragraph-rsid="003057fd" style:font-size-asian="13.1000003814697pt" style:font-size-complex="15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057fd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62a3b" officeooo:paragraph-rsid="00662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f12" officeooo:paragraph-rsid="0066c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3fc4" officeooo:paragraph-rsid="00683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6cf12" officeooo:paragraph-rsid="0066cf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83fc4" officeooo:paragraph-rsid="00683f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21cd8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bebf5" officeooo:paragraph-rsid="002beb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1.27cm" fo:margin-right="0cm" fo:margin-top="0.101cm" fo:margin-bottom="0.10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5dfe5" officeooo:paragraph-rsid="0065df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65dfe5" officeooo:paragraph-rsid="0065d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 style:master-page-name="First_20_Page">
      <style:paragraph-properties style:page-number="auto">
        <style:tab-stops/>
      </style:paragraph-properties>
      <style:text-properties fo:color="#ff5429" fo:language="en" fo:country="IE" officeooo:paragraph-rsid="00184098"/>
    </style:style>
    <style:style style:name="P4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 loext:hyphenation-no-caps="false"/>
    </style:style>
    <style:style style:name="P52" style:family="paragraph">
      <loext:graphic-properties draw:fill="solid" draw:fill-color="#000000" draw:opacity-name="Transparency_20_7"/>
      <style:paragraph-properties fo:text-align="start" style:writing-mode="lr-tb"/>
      <style:text-properties fo:color="#ffffff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P53" style:family="paragraph">
      <loext:graphic-properties draw:fill="gradient" draw:fill-gradient-name="Gradient_20_1" draw:opacity-name="Transparency_20_6"/>
      <style:text-properties fo:font-size="11pt"/>
    </style:style>
    <style:style style:name="P54" style:family="paragraph">
      <loext:graphic-properties draw:fill="gradient" draw:fill-gradient-name="Gradient_20_1" draw:opacity-name="Transparency_20_5"/>
      <style:text-properties fo:font-size="11pt"/>
    </style:style>
    <style:style style:name="P55" style:family="paragraph">
      <loext:graphic-properties draw:fill="gradient" draw:fill-gradient-name="Gradient_20_1" draw:opacity-name="Transparency_20_4"/>
      <style:text-properties fo:font-size="11pt"/>
    </style:style>
    <style:style style:name="P56" style:family="paragraph">
      <style:paragraph-properties fo:line-height="100%" fo:text-align="end" style:text-autospace="ideograph-alpha" style:line-break="strict" style:writing-mode="lr-tb"/>
      <style:text-properties fo:hyphenate="false" loext:hyphenation-no-caps="false"/>
    </style:style>
    <style:style style:name="P57" style:family="paragraph">
      <style:paragraph-properties fo:margin-left="0cm" fo:margin-right="0cm" fo:margin-top="0cm" fo:margin-bottom="0.199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8" style:family="paragraph">
      <loext:graphic-properties draw:fill="none" draw:fill-color="#ffffff"/>
      <style:paragraph-properties fo:line-height="100%" fo:text-align="end" style:text-autospace="ideograph-alpha" style:line-break="strict" style:writing-mode="lr-tb"/>
      <style:text-properties fo:font-variant="normal" fo:text-transform="none" fo:color="#5983b0" style:text-outline="false" style:text-line-through-style="none" style:text-line-through-type="none" style:text-position="0% 100%" style:font-name="Cambria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5pt" style:language-asian="en" style:country-asian="US" style:font-style-asian="normal" style:font-weight-asian="normal" style:font-name-complex="Tahoma1" style:font-size-complex="15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9bde2"/>
    </style:style>
    <style:style style:name="T2" style:family="text">
      <style:text-properties style:text-position="super 58%" officeooo:rsid="0019bde2"/>
    </style:style>
    <style:style style:name="T3" style:family="text">
      <style:text-properties officeooo:rsid="001a82a8"/>
    </style:style>
    <style:style style:name="T4" style:family="text">
      <style:text-properties officeooo:rsid="001b8257"/>
    </style:style>
    <style:style style:name="T5" style:family="text">
      <style:text-properties officeooo:rsid="001bdf7a"/>
    </style:style>
    <style:style style:name="T6" style:family="text">
      <style:text-properties officeooo:rsid="001d3ed9"/>
    </style:style>
    <style:style style:name="T7" style:family="text">
      <style:text-properties officeooo:rsid="001e5f98"/>
    </style:style>
    <style:style style:name="T8" style:family="text">
      <style:text-properties officeooo:rsid="00215d27"/>
    </style:style>
    <style:style style:name="T9" style:family="text">
      <style:text-properties officeooo:rsid="002a0a09"/>
    </style:style>
    <style:style style:name="T10" style:family="text">
      <style:text-properties officeooo:rsid="002bebf5"/>
    </style:style>
    <style:style style:name="T11" style:family="text">
      <style:text-properties officeooo:rsid="002cc267"/>
    </style:style>
    <style:style style:name="T12" style:family="text">
      <style:text-properties officeooo:rsid="002d6ade"/>
    </style:style>
    <style:style style:name="T13" style:family="text">
      <style:text-properties officeooo:rsid="00321cd8"/>
    </style:style>
    <style:style style:name="T14" style:family="text">
      <style:text-properties officeooo:rsid="003508de"/>
    </style:style>
    <style:style style:name="T15" style:family="text">
      <style:text-properties fo:font-size="13pt" style:font-size-asian="11.3500003814697pt" style:font-size-complex="13pt"/>
    </style:style>
    <style:style style:name="T16" style:family="text">
      <style:text-properties fo:font-size="13pt" officeooo:rsid="00321cd8" style:font-size-asian="11.3500003814697pt" style:font-size-complex="13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508de" style:font-style-asian="italic" style:font-style-complex="italic"/>
    </style:style>
    <style:style style:name="T19" style:family="text">
      <style:text-properties fo:font-style="italic" officeooo:rsid="007c2c59" style:font-style-asian="italic" style:font-style-complex="italic"/>
    </style:style>
    <style:style style:name="T20" style:family="text">
      <style:text-properties officeooo:rsid="003cb4ec"/>
    </style:style>
    <style:style style:name="T21" style:family="text">
      <style:text-properties officeooo:rsid="003de84f"/>
    </style:style>
    <style:style style:name="T22" style:family="text">
      <style:text-properties officeooo:rsid="004a3edc"/>
    </style:style>
    <style:style style:name="T23" style:family="text">
      <style:text-properties officeooo:rsid="004b7db3"/>
    </style:style>
    <style:style style:name="T24" style:family="text">
      <style:text-properties officeooo:rsid="004ccc37"/>
    </style:style>
    <style:style style:name="T25" style:family="text">
      <style:text-properties officeooo:rsid="00500183"/>
    </style:style>
    <style:style style:name="T26" style:family="text">
      <style:text-properties officeooo:rsid="00508b91"/>
    </style:style>
    <style:style style:name="T27" style:family="text">
      <style:text-properties officeooo:rsid="0051dc0f"/>
    </style:style>
    <style:style style:name="T28" style:family="text">
      <style:text-properties officeooo:rsid="00522ea2"/>
    </style:style>
    <style:style style:name="T29" style:family="text">
      <style:text-properties officeooo:rsid="00525191"/>
    </style:style>
    <style:style style:name="T30" style:family="text">
      <style:text-properties officeooo:rsid="0055587b"/>
    </style:style>
    <style:style style:name="T31" style:family="text">
      <style:text-properties officeooo:rsid="00563f8d"/>
    </style:style>
    <style:style style:name="T32" style:family="text">
      <style:text-properties officeooo:rsid="00576751"/>
    </style:style>
    <style:style style:name="T33" style:family="text">
      <style:text-properties officeooo:rsid="00582992"/>
    </style:style>
    <style:style style:name="T34" style:family="text">
      <style:text-properties officeooo:rsid="005ad7b3"/>
    </style:style>
    <style:style style:name="T35" style:family="text">
      <style:text-properties officeooo:rsid="005af02e"/>
    </style:style>
    <style:style style:name="T36" style:family="text">
      <style:text-properties officeooo:rsid="005c3e91"/>
    </style:style>
    <style:style style:name="T37" style:family="text">
      <style:text-properties officeooo:rsid="005dfb94"/>
    </style:style>
    <style:style style:name="T38" style:family="text">
      <style:text-properties officeooo:rsid="005f4d19"/>
    </style:style>
    <style:style style:name="T39" style:family="text">
      <style:text-properties officeooo:rsid="005f8f75"/>
    </style:style>
    <style:style style:name="T40" style:family="text">
      <style:text-properties officeooo:rsid="0060cd96"/>
    </style:style>
    <style:style style:name="T41" style:family="text">
      <style:text-properties fo:color="#000000" fo:font-size="13pt" fo:language="en" fo:country="IE" officeooo:rsid="0047ddd9" style:font-size-asian="11.3500003814697pt" style:font-size-complex="13pt"/>
    </style:style>
    <style:style style:name="T42" style:family="text">
      <style:text-properties fo:color="#000000" fo:font-size="13pt" fo:language="en" fo:country="IE" officeooo:rsid="00493cac" style:font-size-asian="11.3500003814697pt" style:font-size-complex="13pt"/>
    </style:style>
    <style:style style:name="T43" style:family="text">
      <style:text-properties fo:color="#000000" fo:font-size="13pt" fo:language="en" fo:country="IE" officeooo:rsid="0069ffb3" style:font-size-asian="11.3500003814697pt" style:font-size-complex="13pt"/>
    </style:style>
    <style:style style:name="T44" style:family="text">
      <style:text-properties fo:color="#000000" fo:font-size="13pt" fo:language="en" fo:country="IE" officeooo:rsid="006b4761" style:font-size-asian="11.3500003814697pt" style:font-size-complex="13pt"/>
    </style:style>
    <style:style style:name="T45" style:family="text">
      <style:text-properties fo:color="#000000" fo:font-size="13pt" fo:language="en" fo:country="IE" officeooo:rsid="006cf084" style:font-size-asian="11.3500003814697pt" style:font-size-complex="13pt"/>
    </style:style>
    <style:style style:name="T46" style:family="text">
      <style:text-properties fo:color="#000000" fo:font-size="13pt" fo:language="en" fo:country="IE" officeooo:rsid="003eea1e" style:font-size-asian="11.3500003814697pt" style:font-size-complex="13pt"/>
    </style:style>
    <style:style style:name="T47" style:family="text">
      <style:text-properties fo:color="#000000" fo:font-size="13pt" fo:language="en" fo:country="IE" officeooo:rsid="00582992" style:font-size-asian="11.3500003814697pt" style:font-size-complex="13pt"/>
    </style:style>
    <style:style style:name="T48" style:family="text">
      <style:text-properties fo:color="#000000" fo:font-size="13pt" fo:language="en" fo:country="IE" officeooo:rsid="005851c6" style:font-size-asian="11.3500003814697pt" style:font-size-complex="13pt"/>
    </style:style>
    <style:style style:name="T49" style:family="text">
      <style:text-properties fo:color="#000000" fo:font-size="13pt" fo:language="en" fo:country="IE" officeooo:rsid="007423b7" style:font-size-asian="11.3500003814697pt" style:font-size-complex="13pt"/>
    </style:style>
    <style:style style:name="T50" style:family="text">
      <style:text-properties fo:color="#000000" fo:font-size="13pt" fo:language="en" fo:country="IE" officeooo:rsid="005a6438" style:font-size-asian="11.3500003814697pt" style:font-size-complex="13pt"/>
    </style:style>
    <style:style style:name="T51" style:family="text">
      <style:text-properties fo:color="#000000" fo:font-size="13pt" fo:language="en" fo:country="IE" officeooo:rsid="0076fc62" style:font-size-asian="11.3500003814697pt" style:font-size-complex="13pt"/>
    </style:style>
    <style:style style:name="T52" style:family="text">
      <style:text-properties fo:color="#000000" fo:font-size="13pt" fo:language="en" fo:country="IE" officeooo:rsid="0076fcfe" style:font-size-asian="11.3500003814697pt" style:font-size-complex="13pt"/>
    </style:style>
    <style:style style:name="T53" style:family="text">
      <style:text-properties fo:color="#000000" fo:font-size="13pt" fo:language="en" fo:country="IE" officeooo:rsid="0077d8f2" style:font-size-asian="11.3500003814697pt" style:font-size-complex="13pt"/>
    </style:style>
    <style:style style:name="T54" style:family="text">
      <style:text-properties fo:color="#000000" style:text-position="super 58%" fo:font-size="13pt" fo:language="en" fo:country="IE" officeooo:rsid="005851c6" style:font-size-asian="11.3500003814697pt" style:font-size-complex="13pt"/>
    </style:style>
    <style:style style:name="T55" style:family="text">
      <style:text-properties officeooo:rsid="006f837e"/>
    </style:style>
    <style:style style:name="T56" style:family="text">
      <style:text-properties officeooo:rsid="006fa8c0"/>
    </style:style>
    <style:style style:name="T57" style:family="text">
      <style:text-properties officeooo:rsid="00709dcd"/>
    </style:style>
    <style:style style:name="T58" style:family="text">
      <style:text-properties officeooo:rsid="0070ef0b"/>
    </style:style>
    <style:style style:name="T59" style:family="text">
      <style:text-properties officeooo:rsid="0072a979"/>
    </style:style>
    <style:style style:name="T60" style:family="text">
      <style:text-properties fo:font-variant="normal" fo:text-transform="none" fo:color="#5983b0" style:text-outline="false" style:text-line-through-style="none" style:text-line-through-type="none" style:text-position="0% 100%" style:font-name="Cambria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5pt" style:language-asian="en" style:country-asian="US" style:font-style-asian="normal" style:font-weight-asian="normal" style:font-name-complex="Tahoma1" style:font-size-complex="15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fo:color="#5983b0" style:text-outline="false" style:text-line-through-style="none" style:text-line-through-type="none" style:text-position="0% 100%" style:font-name="Cambria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3pt" style:language-asian="en" style:country-asian="US" style:font-style-asian="normal" style:font-weight-asian="normal" style:font-name-complex="Tahoma1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fo:font-size="13pt" style:font-size-asian="13pt" style:font-size-complex="13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3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color="#ffffff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gr1" style:family="graphic">
      <style:graphic-properties draw:stroke="none" svg:stroke-color="#000000" draw:fill="none" draw:fill-color="#ffffff" draw:textarea-vertical-align="bottom" fo:min-height="4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bottom" fo:min-height="9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000000" draw:opacity-name="Transparency_20_7" draw:textarea-vertical-align="middle" draw:auto-grow-height="false" fo:min-height="13.716cm" fo:padding-top="0.127cm" fo:padding-bottom="0cm" fo:padding-left="0.635cm" fo:padding-right="3.81cm" style:run-through="foreground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draw:fill="gradient" draw:fill-gradient-name="Gradient_20_1" draw:opacity-name="Transparency_20_6" draw:textarea-vertical-align="top" draw:auto-grow-height="false" fo:min-height="1.693cm" fo:min-width="1.12cm" style:run-through="foreground"/>
    </style:style>
    <style:style style:name="gr7" style:family="graphic">
      <style:graphic-properties draw:stroke="none" svg:stroke-width="0cm" draw:fill="gradient" draw:fill-gradient-name="Gradient_20_1" draw:opacity-name="Transparency_20_5" draw:textarea-vertical-align="top" draw:auto-grow-height="false" fo:min-height="1.693cm" fo:min-width="1.122cm" style:run-through="foreground"/>
    </style:style>
    <style:style style:name="gr8" style:family="graphic">
      <style:graphic-properties draw:stroke="none" svg:stroke-width="0cm" draw:fill="gradient" draw:fill-gradient-name="Gradient_20_1" draw:opacity-name="Transparency_20_4" draw:textarea-vertical-align="top" draw:auto-grow-height="false" fo:min-height="1.693cm" fo:min-width="1.124cm" style:run-through="foreground"/>
    </style:style>
    <style:style style:name="gr9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fill-color="#ffffff" draw:textarea-vertical-align="top" draw:auto-grow-height="false" fo:min-height="10.287cm" fo:padding-top="0.127cm" fo:padding-bottom="0.127cm" fo:padding-left="0cm" fo:padding-right="0.254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g text:anchor-type="char" draw:z-index="1" draw:name="Forme1" draw:style-name="gr3"><draw:frame draw:style-name="gr4" draw:text-style-name="P52" svg:width="16.447cm" svg:height="13.666cm" svg:x="0.081cm" svg:y="0.026cm"><draw:text-box><text:p text:style-name="P50"><text:span text:style-name="T65">Project Brief</text:span></text:p></draw:text-box></draw:frame><draw:g draw:style-name="gr5"><draw:custom-shape draw:style-name="gr6" draw:text-style-name="P53" svg:width="1.119cm" svg:height="1.692cm" draw:transform="rotate (-1.5707963267949) translate (15.7903333333333cm 12.6100416666667cm)"><text:p/><draw:enhanced-geometry svg:viewBox="0 0 21600 21600" draw:mirror-horizontal="false" draw:mirror-vertical="false" draw:text-areas="0 0 21600 21600" draw:type="chevron" draw:modifiers="7143.30708661417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7" draw:text-style-name="P54" svg:width="1.121cm" svg:height="1.692cm" draw:transform="rotate (-1.5707963267949) translate (15.7903333333333cm 11.8850833333333cm)"><text:p/><draw:enhanced-geometry svg:viewBox="0 0 21600 21600" draw:mirror-horizontal="false" draw:mirror-vertical="false" draw:text-areas="0 0 21600 21600" draw:type="chevron" draw:modifiers="7166.0377358490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8" draw:text-style-name="P55" svg:width="1.123cm" svg:height="1.692cm" draw:transform="rotate (-1.5707963267949) translate (15.7903333333333cm 11.160125cm)"><text:p/><draw:enhanced-geometry svg:viewBox="0 0 21600 21600" draw:mirror-horizontal="false" draw:mirror-vertical="false" draw:text-areas="0 0 21600 21600" draw:type="chevron" draw:modifiers="7120.87912087912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draw:g></text:p>
      <text:p text:style-name="P1"/>
      <text:p text:style-name="P2"><draw:frame text:anchor-type="paragraph" draw:z-index="2" draw:name="Forme3" draw:style-name="gr2" draw:text-style-name="P51" svg:width="8.065cm" svg:height="9.168cm" svg:x="0.081cm" svg:y="12.742cm"><draw:text-box><text:p text:style-name="P50"><text:span text:style-name="T62">Summary:</text:span></text:p><text:p text:style-name="P50"><text:span text:style-name="T62"/></text:p><text:p text:style-name="P50"><text:span text:style-name="T63">The project is to make a website whose purpose is to communicate about an outdoor film </text:span><text:span text:style-name="T64">festival</text:span><text:span text:style-name="T63">.</text:span></text:p><text:p text:style-name="P50"><text:span text:style-name="T63"/></text:p><text:p text:style-name="P50"><text:span text:style-name="T63">This website will also display information about the event, the movies that will be screened, announcements and will offer capacity for the audience to book seats in advance.</text:span></text:p></draw:text-box></draw:frame><draw:frame text:anchor-type="paragraph" draw:z-index="3" draw:name="Forme4" draw:style-name="gr1" draw:text-style-name="P49" svg:width="7.73cm" svg:height="4.336cm" svg:x="8.728cm" svg:y="14.654cm"><draw:text-box><text:p text:style-name="P48"><text:span text:style-name="T60">Stakeholders:</text:span></text:p><text:p text:style-name="P48"><text:span text:style-name="T60"/></text:p><text:p text:style-name="P48"><text:span text:style-name="T61">Clara Dunn – Event organizer</text:span></text:p><text:p text:style-name="P48"><text:span text:style-name="T61">clara.dunn@gmail.com</text:span></text:p><text:p text:style-name="P48"><text:span text:style-name="T61">Simon Tirant – Full-stack developer</text:span></text:p><text:p text:style-name="P48"><text:span text:style-name="T61">simon.tirant@gmail.com</text:span></text:p></draw:text-box></draw:frame><draw:g text:anchor-type="char" draw:z-index="0" draw:name="Forme2" draw:style-name="gr9"><draw:frame draw:style-name="gr10" draw:text-style-name="P58" svg:width="8.056cm" svg:height="1.165cm" svg:x="8.472cm" svg:y="13.055cm"><draw:text-box><text:p text:style-name="P56"><text:span text:style-name="T60">Watch It Outside – Boston Edition</text:span></text:p><text:p text:style-name="P48"><text:span text:style-name="T60"/></text:p><text:p text:style-name="P57"><text:span text:style-name="T60"/></text:p></draw:text-box></draw:frame></draw:g></text:p>
      <text:p text:style-name="P16">Goal:</text:p>
      <text:p text:style-name="P9"/>
      <text:p text:style-name="P10"><text:span text:style-name="T4"><text:tab/>To design and create, </text:span><text:span text:style-name="T7">in a month and</text:span><text:span text:style-name="T4"> for $3.500, a website t</text:span><text:span text:style-name="T3">o i</text:span>nform the public <text:span text:style-name="T4">and communicate</text:span> <text:span text:style-name="T1">about the outdoor film festival, organised by Watch It Outside events Co. from 2022 August 5</text:span><text:span text:style-name="T2">th</text:span><text:span text:style-name="T1"> to 8</text:span><text:span text:style-name="T2">th</text:span><text:span text:style-name="T1"> in the evenings – 6p.m. to midnight – in the Boston Public Garden. </text:span><text:span text:style-name="T8">This website</text:span><text:span text:style-name="T5"> also must to get the reservations for a maximum of 1.500 people </text:span><text:span text:style-name="T6">by </text:span><text:span text:style-name="T5">screening.</text:span></text:p>
      <text:p text:style-name="P10"/>
      <text:p text:style-name="P3">Timeline:</text:p>
      <text:p text:style-name="P8"/>
      <table:table table:name="Timeline" table:style-name="Timeline" table:template-name="Academic">
        <table:table-column table:style-name="Timeline.A"/>
        <table:table-column table:style-name="Timeline.B"/>
        <table:table-row table:style-name="Timeline.1">
          <table:table-cell table:style-name="Timeline.A1" office:value-type="string">
            <text:p text:style-name="P46">Task</text:p>
          </table:table-cell>
          <table:table-cell table:style-name="Timeline.B1" office:value-type="string">
            <text:p text:style-name="P34">Estimated duration</text:p>
          </table:table-cell>
        </table:table-row>
        <table:table-row table:style-name="Timeline.2">
          <table:table-cell table:style-name="Timeline.A1" office:value-type="string">
            <text:p text:style-name="P44">Website conception and design (colour palette, wireframe and mock-up)</text:p>
          </table:table-cell>
          <table:table-cell table:style-name="Timeline.B2" office:value-type="string">
            <text:p text:style-name="P24">2 days</text:p>
          </table:table-cell>
        </table:table-row>
        <table:table-row table:style-name="Timeline.3">
          <table:table-cell table:style-name="Timeline.A3" office:value-type="string">
            <text:p text:style-name="P45">Content integration:</text:p>
          </table:table-cell>
          <table:table-cell table:style-name="Timeline.A3" office:value-type="string">
            <text:p text:style-name="P25">5 days</text:p>
          </table:table-cell>
        </table:table-row>
        <table:table-row table:style-name="Timeline.4">
          <table:table-cell table:style-name="Timeline.A4" office:value-type="string">
            <text:p text:style-name="P39">- Header</text:p>
          </table:table-cell>
          <table:table-cell table:style-name="Timeline.A4" office:value-type="string">
            <text:p text:style-name="P21">1 day</text:p>
          </table:table-cell>
        </table:table-row>
        <table:table-row table:style-name="Timeline.5">
          <table:table-cell table:style-name="Timeline.A4" office:value-type="string">
            <text:p text:style-name="P39">- <text:s/>Footer</text:p>
          </table:table-cell>
          <table:table-cell table:style-name="Timeline.A4" office:value-type="string">
            <text:p text:style-name="P21">1 day</text:p>
          </table:table-cell>
        </table:table-row>
        <table:table-row table:style-name="Timeline.6">
          <table:table-cell table:style-name="Timeline.A4" office:value-type="string">
            <text:p text:style-name="P39">- About and news</text:p>
          </table:table-cell>
          <table:table-cell table:style-name="Timeline.A4" office:value-type="string">
            <text:p text:style-name="P21">1 day</text:p>
          </table:table-cell>
        </table:table-row>
        <table:table-row table:style-name="Timeline.7">
          <table:table-cell table:style-name="Timeline.A4" office:value-type="string">
            <text:p text:style-name="P39">- Movie Cards</text:p>
          </table:table-cell>
          <table:table-cell table:style-name="Timeline.A4" office:value-type="string">
            <text:p text:style-name="P21">1 day</text:p>
          </table:table-cell>
        </table:table-row>
        <table:table-row table:style-name="Timeline.8">
          <table:table-cell table:style-name="Timeline.A8" office:value-type="string">
            <text:p text:style-name="P39">- Form</text:p>
          </table:table-cell>
          <table:table-cell table:style-name="Timeline.A8" office:value-type="string">
            <text:p text:style-name="P21">1 day</text:p>
          </table:table-cell>
        </table:table-row>
        <table:table-row table:style-name="Timeline.9">
          <table:table-cell table:style-name="Timeline.A9" office:value-type="string">
            <text:p text:style-name="P30">Navigation and form behaviours:</text:p>
          </table:table-cell>
          <table:table-cell table:style-name="Timeline.A9" office:value-type="string">
            <text:p text:style-name="P28">7 days</text:p>
          </table:table-cell>
        </table:table-row>
        <table:table-row table:style-name="Timeline.10">
          <table:table-cell table:style-name="Timeline.A4" office:value-type="string">
            <text:p text:style-name="P37">- Navigation behaviour and <text:span text:style-name="T9">scrolling</text:span> effects</text:p>
          </table:table-cell>
          <table:table-cell table:style-name="Timeline.A4" office:value-type="string">
            <text:p text:style-name="P22">2 days</text:p>
          </table:table-cell>
        </table:table-row>
        <table:table-row table:style-name="Timeline.11">
          <table:table-cell table:style-name="Timeline.A8" office:value-type="string">
            <text:p text:style-name="P37">- Form behaviour and <text:span text:style-name="T10">error handling</text:span></text:p>
          </table:table-cell>
          <table:table-cell table:style-name="Timeline.A8" office:value-type="string">
            <text:p text:style-name="P22">5 days</text:p>
          </table:table-cell>
        </table:table-row>
        <table:table-row table:style-name="Timeline.11">
          <table:table-cell table:style-name="Timeline.A9" office:value-type="string">
            <text:p text:style-name="P31">Back-end development:</text:p>
          </table:table-cell>
          <table:table-cell table:style-name="Timeline.A9" office:value-type="string">
            <text:p text:style-name="P29">4 days</text:p>
          </table:table-cell>
        </table:table-row>
        <table:table-row table:style-name="Timeline.11">
          <table:table-cell table:style-name="Timeline.A4" office:value-type="string">
            <text:p text:style-name="P38">- Form validation (security and conditions)</text:p>
          </table:table-cell>
          <table:table-cell table:style-name="Timeline.A4" office:value-type="string">
            <text:p text:style-name="P23">2 days</text:p>
          </table:table-cell>
        </table:table-row>
        <table:table-row table:style-name="Timeline.11">
          <table:table-cell table:style-name="Timeline.A4" office:value-type="string">
            <text:p text:style-name="P38">- <text:span text:style-name="T11">Automatic e-mail initialisation</text:span></text:p>
          </table:table-cell>
          <table:table-cell table:style-name="Timeline.A4" office:value-type="string">
            <text:p text:style-name="P23">1 day</text:p>
          </table:table-cell>
        </table:table-row>
        <table:table-row table:style-name="Timeline.11">
          <table:table-cell table:style-name="Timeline.A8" office:value-type="string">
            <text:p text:style-name="P38">- <text:span text:style-name="T12">MySQL installation</text:span></text:p>
          </table:table-cell>
          <table:table-cell table:style-name="Timeline.A8" office:value-type="string">
            <text:p text:style-name="P23">1 day</text:p>
          </table:table-cell>
        </table:table-row>
        <table:table-row table:style-name="Timeline.11">
          <table:table-cell table:style-name="Timeline.A16" office:value-type="string">
            <text:p text:style-name="P32">Test and adjustments</text:p>
          </table:table-cell>
          <table:table-cell table:style-name="Timeline.A16" office:value-type="string">
            <text:p text:style-name="P29">2 days</text:p>
          </table:table-cell>
        </table:table-row>
        <table:table-row table:style-name="Timeline.11">
          <table:table-cell table:style-name="Timeline.A16" office:value-type="string">
            <text:p text:style-name="P32">Deployment</text:p>
          </table:table-cell>
          <table:table-cell table:style-name="Timeline.A16" office:value-type="string">
            <text:p text:style-name="P26">1 day</text:p>
          </table:table-cell>
        </table:table-row>
        <table:table-row table:style-name="Timeline.18">
          <table:table-cell table:style-name="Timeline.A18" office:value-type="string">
            <text:p text:style-name="P33">Total duration</text:p>
          </table:table-cell>
          <table:table-cell table:style-name="Timeline.A18" office:value-type="string">
            <text:p text:style-name="P27">21 days</text:p>
          </table:table-cell>
        </table:table-row>
      </table:table>
      <text:p text:style-name="P17"><text:soft-page-break/>Budget:</text:p>
      <text:p text:style-name="P5"/>
      <table:table table:name="Tableau1" table:style-name="Tableau1" table:template-name="Academic">
        <table:table-column table:style-name="Tableau1.A"/>
        <table:table-column table:style-name="Tableau1.B"/>
        <table:table-row>
          <table:table-cell table:style-name="Tableau1.A1" office:value-type="string">
            <text:p text:style-name="P40">Item</text:p>
          </table:table-cell>
          <table:table-cell table:style-name="Tableau1.A1" office:value-type="string">
            <text:p text:style-name="P41">Price</text:p>
          </table:table-cell>
        </table:table-row>
        <table:table-row table:style-name="Tableau1.2">
          <table:table-cell table:style-name="Tableau1.A2" office:value-type="string">
            <text:p text:style-name="P40">Web hosting and domain name:</text:p>
          </table:table-cell>
          <table:table-cell table:style-name="Tableau1.A2" office:value-type="string">
            <text:p text:style-name="P42">$97.25</text:p>
          </table:table-cell>
        </table:table-row>
        <table:table-row table:style-name="Tableau1.2">
          <table:table-cell table:style-name="Tableau1.A3" office:value-type="string">
            <text:p text:style-name="P35">- 12 months <text:span text:style-name="T21">pro</text:span> web <text:span text:style-name="T13">h</text:span>osting <text:span text:style-name="T20">on OVH</text:span></text:p>
          </table:table-cell>
          <table:table-cell table:style-name="Tableau1.A3" office:value-type="string">
            <text:p text:style-name="P43">$97.25</text:p>
          </table:table-cell>
        </table:table-row>
        <table:table-row table:style-name="Tableau1.2">
          <table:table-cell table:style-name="Tableau1.A4" office:value-type="string">
            <text:p text:style-name="P36">- 12 months domain name (<text:span text:style-name="T18">https://</text:span><text:span text:style-name="T17">boston-</text:span><text:span text:style-name="T19">film-festival</text:span><text:span text:style-name="T17">.com</text:span>)</text:p>
          </table:table-cell>
          <table:table-cell table:style-name="Tableau1.A4" office:value-type="string">
            <text:p text:style-name="P11">$0.00</text:p>
            <text:p text:style-name="P11">(<text:span text:style-name="T16">first year only, then <text:s/>$135.26</text:span><text:span text:style-name="T15">)</text:span></text:p>
          </table:table-cell>
        </table:table-row>
        <table:table-row table:style-name="Tableau1.2">
          <table:table-cell table:style-name="Tableau1.A2" office:value-type="string">
            <text:p text:style-name="P18">Development:</text:p>
          </table:table-cell>
          <table:table-cell table:style-name="Tableau1.A2" office:value-type="string">
            <text:p text:style-name="P14">$3400</text:p>
          </table:table-cell>
        </table:table-row>
        <table:table-row table:style-name="Tableau1.2">
          <table:table-cell table:style-name="Tableau1.A3" office:value-type="string">
            <text:p text:style-name="P35">- Design and mock-up</text:p>
          </table:table-cell>
          <table:table-cell table:style-name="Tableau1.A3" office:value-type="string">
            <text:p text:style-name="P12">$500</text:p>
          </table:table-cell>
        </table:table-row>
        <table:table-row table:style-name="Tableau1.2">
          <table:table-cell table:style-name="Tableau1.A3" office:value-type="string">
            <text:p text:style-name="P35">- Integration</text:p>
          </table:table-cell>
          <table:table-cell table:style-name="Tableau1.A3" office:value-type="string">
            <text:p text:style-name="P12">$400</text:p>
          </table:table-cell>
        </table:table-row>
        <table:table-row table:style-name="Tableau1.2">
          <table:table-cell table:style-name="Tableau1.A3" office:value-type="string">
            <text:p text:style-name="P35">- Front-end development</text:p>
          </table:table-cell>
          <table:table-cell table:style-name="Tableau1.A3" office:value-type="string">
            <text:p text:style-name="P12">$1000</text:p>
          </table:table-cell>
        </table:table-row>
        <table:table-row table:style-name="Tableau1.2">
          <table:table-cell table:style-name="Tableau1.A3" office:value-type="string">
            <text:p text:style-name="P35">- Back-end development</text:p>
          </table:table-cell>
          <table:table-cell table:style-name="Tableau1.A3" office:value-type="string">
            <text:p text:style-name="P12">$1000</text:p>
          </table:table-cell>
        </table:table-row>
        <table:table-row table:style-name="Tableau1.2">
          <table:table-cell table:style-name="Tableau1.A4" office:value-type="string">
            <text:p text:style-name="P35">- Tests, <text:span text:style-name="T14">corrections</text:span> and deployment</text:p>
          </table:table-cell>
          <table:table-cell table:style-name="Tableau1.A4" office:value-type="string">
            <text:p text:style-name="P20">$500</text:p>
          </table:table-cell>
        </table:table-row>
        <table:table-row>
          <table:table-cell table:style-name="Tableau1.A1" office:value-type="string">
            <text:p text:style-name="P19">Total</text:p>
          </table:table-cell>
          <table:table-cell table:style-name="Tableau1.A1" office:value-type="string">
            <text:p text:style-name="P13">$3497.25</text:p>
          </table:table-cell>
        </table:table-row>
      </table:table>
      <text:p text:style-name="P5"/>
      <text:p text:style-name="P4">Technical specifications:</text:p>
      <text:p text:style-name="P6"/>
      <text:p text:style-name="P15"><text:span text:style-name="T41"><text:tab/>I have made the choice of displaying the website content in a single page so the </text:span><text:span text:style-name="T42">visitor can easily find all the informations he needs </text:span><text:span text:style-name="T43">in one place</text:span><text:span text:style-name="T42">. He can though navigate inside this page with a fixed header, which can </text:span><text:span text:style-name="T44">send him</text:span><text:span text:style-name="T42"> to the selected section </text:span><text:span text:style-name="T45">by clicking on the links</text:span><text:span text:style-name="T42">. On the same idea, a small fixed arrow on the bottom left of the page lets the visitor go up on click.</text:span></text:p>
      <text:p text:style-name="P7"><text:tab/><text:span text:style-name="T22">For the colours, I was inspired by classical black and white movies; so I decided to mainly use white with some different shades of grey. But I also used blue for buttons and links so </text:span><text:span text:style-name="T23">they can catch the visitor’s attention. </text:span><text:span text:style-name="T24">The movies posters and images will also be more visible because of the discrete colour palette, </text:span><text:span text:style-name="T25">this way the content is put </text:span><text:span text:style-name="T26">in</text:span><text:span text:style-name="T25"> the spotlight.</text:span></text:p>
      <text:p text:style-name="P7"><text:tab/><text:span text:style-name="T27">For integration, I used HTML and Bootstrap – with some CSS – to quickly develop interactive components such as </text:span><text:span text:style-name="T55">a </text:span><text:span text:style-name="T27">carousel or tabs. Bootstrap also allowed me to easily make the website responsive, so the content stay accessible on mobiles and tablets. CSS, </text:span><text:span text:style-name="T28">with its </text:span><text:span text:style-name="T29">transition</text:span><text:span text:style-name="T28"> and keyframes properties,</text:span><text:span text:style-name="T27"> was important to make some little animations – like shaking the up arrow on hover – so the website be more vivid, </text:span><text:span text:style-name="T56">like</text:span><text:span text:style-name="T27"> a movie.</text:span></text:p>
      <text:p text:style-name="P7"><text:tab/><text:span text:style-name="T30">The front-end behaviour is handled with vanilla JavaScript, so the website stay lightweight. It allows me to make a smooth vertical scrolling when the visitor clicks on the section; </text:span><text:span text:style-name="T31">idem with the up arrow. </text:span><text:span text:style-name="T32">But it also allows me to track the visitor position </text:span><text:soft-page-break/><text:span text:style-name="T32">on the web page, so I can activate the specific link in the navigation bar to highlight it </text:span><text:span text:style-name="T57">when scrolling</text:span><text:span text:style-name="T32">. This way, the user always knows where he is.</text:span></text:p>
      <text:p text:style-name="P7"><text:tab/><text:span text:style-name="T33">I can also manipulate the form behaviour with JavaScript. For example, when the user clicks on the button at the bottom of a movie card, the form will automatically be completed with the informations to book a seat for this specific movie. He could then click to add lines in the form to register for other shows by clicking on another movie card </text:span><text:span text:style-name="T58">or by completing the inputs that ju</text:span><text:span text:style-name="T59">s</text:span><text:span text:style-name="T58">t were created</text:span><text:span text:style-name="T33">.</text:span></text:p>
      <text:p text:style-name="P15"><text:span text:style-name="T46"><text:tab/></text:span><text:span text:style-name="T47">The form inputs are also </text:span><text:span text:style-name="T48">contextual. I mean that if you click for a specific date, like August 5</text:span><text:span text:style-name="T54">th</text:span><text:span text:style-name="T48">, you can then only select movies that are screened on this day. This list is changed if you </text:span><text:span text:style-name="T49">modify</text:span><text:span text:style-name="T48"> the date.</text:span></text:p>
      <text:p text:style-name="P7"/>
      <text:p text:style-name="P15"><text:span text:style-name="T46"><text:tab/></text:span><text:span text:style-name="T50">Concerning the back-end development, I’ll use PHP for the form validation, to check if the data received is safe and consistent. The PHP mailer library will allow us to automatically send e-mails: to Clara Dunn so she can book the seats for the visitor who made the registration, but also to the visitor himself so he can have a confirmation of his registration </text:span><text:span text:style-name="T51">with all the informations he </text:span><text:span text:style-name="T52">enter</text:span><text:span text:style-name="T53">e</text:span><text:span text:style-name="T52">d</text:span><text:span text:style-name="T51"> in the form</text:span><text:span text:style-name="T50">.</text:span></text:p>
      <text:p text:style-name="P7"><text:tab/><text:span text:style-name="T34">I also planned to set up a </text:span><text:span text:style-name="T35">simple</text:span><text:span text:style-name="T34"> MySQL database, so the registrations made through the form will be kept in memory: </text:span><text:span text:style-name="T35">each movie will have its own table that will be completed with the informations of the visitor who made a registration. </text:span><text:span text:style-name="T36">PHP will create the entr</text:span><text:span text:style-name="T39">ies</text:span><text:span text:style-name="T36"> in the database, depending on what movies were selected by the user, </text:span><text:span text:style-name="T38">only</text:span><text:span text:style-name="T37"> if the 1 500 people limit is not reached yet for </text:span><text:span text:style-name="T39">each</text:span><text:span text:style-name="T37"> screening. </text:span><text:span text:style-name="T40">If so, the front-end part can receive the information to deactivate the movie button and the choice in the select input</text:span><text:span text:style-name="T36">. Clara Dunn will have a reading access to PHP MyAdmin to consult the reserva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4f81bd" draw:end-color="#243f60" draw:start-intensity="100%" draw:end-intensity="100%" draw:angle="2250" draw:border="0%"/>
    <draw:opacity draw:name="Transparency_20_4" draw:display-name="Transparency 4" draw:style="linear" draw:start="50%" draw:end="100%" draw:angle="0" draw:border="0%"/>
    <draw:opacity draw:name="Transparency_20_5" draw:display-name="Transparency 5" draw:style="linear" draw:start="50%" draw:end="100%" draw:angle="0" draw:border="0%"/>
    <draw:opacity draw:name="Transparency_20_6" draw:display-name="Transparency 6" draw:style="linear" draw:start="50%" draw:end="100%" draw:angle="0" draw:border="0%"/>
    <draw:opacity draw:name="Transparency_20_7" draw:display-name="Transparency 7" draw:style="linear" draw:start="5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78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jedul.islam</meta:initial-creator>
    <meta:editing-cycles>106</meta:editing-cycles>
    <meta:creation-date>2018-11-07T06:39:00</meta:creation-date>
    <dc:date>2021-12-02T20:47:46.235000000</dc:date>
    <meta:editing-duration>PT5H59M51S</meta:editing-duration>
    <meta:generator>LibreOffice/6.4.1.2$Windows_X86_64 LibreOffice_project/4d224e95b98b138af42a64d84056446d09082932</meta:generator>
    <meta:document-statistic meta:table-count="2" meta:image-count="0" meta:object-count="0" meta:page-count="4" meta:paragraph-count="72" meta:word-count="797" meta:character-count="4487" meta:non-whitespace-character-count="3745"/>
    <meta:user-defined meta:name="AppVersion">12.0000</meta:user-defined>
    <meta:template xlink:type="simple" xlink:actuate="onRequest" xlink:title="Normal.dotm" xlink:href=""/>
  </office:meta>
</office:document-meta>
</file>